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fcef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fcef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fcef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fcef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fcef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fcef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fcef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fcef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fcef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fcef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fcef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fcef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fcef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fcef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fcef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fcef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fcef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Félix Daniel  Marcano Gómez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5/6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4188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Félix Alberto  Marcano Bastidas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903830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43.73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9" meta:character-count="1170" meta:non-whitespace-character-count="999"/>
    <meta:template xlink:type="simple" xlink:actuate="onRequest" xlink:title="Normal" xlink:href=""/>
  </office:meta>
</office:document-meta>
</file>